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0.345cm" style:rel-column-width="5865*"/>
    </style:style>
    <style:style style:name="Tabelle1.B" style:family="table-column">
      <style:table-column-properties style:column-width="6.653cm" style:rel-column-width="3772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style:font-name="Verdana" fo:font-size="26pt" fo:font-weight="bold" style:font-size-asian="26pt" style:font-weight-asian="bold" style:font-size-complex="2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3" style:family="paragraph" style:parent-style-name="Table_20_Contents"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Courier New"/>
    </style:style>
    <style:style style:name="T2" style:family="text">
      <style:text-properties style:font-name="Verdan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KEV – SVG-Canvas</text:p>
      <text:p text:style-name="P1">Interactions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P2">Batik specific interactions</text:p>
          </table:table-cell>
          <table:covered-table-cell/>
        </table:table-row>
        <table:table-row>
          <table:table-cell table:style-name="Tabelle1.A2" office:value-type="string">
            <text:p text:style-name="P5">SHIFT + LEFT_MOUSEBUTTON_DOWN + MOUSEMOVE</text:p>
          </table:table-cell>
          <table:table-cell table:style-name="Tabelle1.B2" office:value-type="string">
            <text:p text:style-name="P4">Moves the SVG-Image </text:p>
            <text:p text:style-name="P4">in the direction of the mouse.</text:p>
          </table:table-cell>
        </table:table-row>
        <table:table-row>
          <table:table-cell table:style-name="Tabelle1.A2" office:value-type="string">
            <text:p text:style-name="P5">SHIFT + RIGHT_MOUSEBUTTON_DOWN + MOUSEMOVE_FORWARD/MOUSEMOVE_BACKWARD</text:p>
          </table:table-cell>
          <table:table-cell table:style-name="Tabelle1.B2" office:value-type="string">
            <text:p text:style-name="P4">Zoom into the SVG-Image (<text:span text:style-name="T1">MOUSE_MOVE_FORWARD</text:span>) </text:p>
            <text:p text:style-name="P4">and out of the SVG-Image (<text:span text:style-name="T1">MOUSE_MOVE_BACKWARD</text:span>)</text:p>
          </table:table-cell>
        </table:table-row>
        <table:table-row>
          <table:table-cell table:style-name="Tabelle1.A2" office:value-type="string">
            <text:p text:style-name="P5">CTRL + RIGHT_MOUSEBUTTON_DOWN + MOUSEMOVE</text:p>
          </table:table-cell>
          <table:table-cell table:style-name="Tabelle1.B2" office:value-type="string">
            <text:p text:style-name="P4">Rotates the SVG-Image in </text:p>
            <text:p text:style-name="P4">the direction of the mouse</text:p>
          </table:table-cell>
        </table:table-row>
        <table:table-row>
          <table:table-cell table:style-name="Tabelle1.A2" office:value-type="string">
            <text:p text:style-name="P5">CTRL + SHIFT + MOUSEBUTTON_RIGHTCLICK</text:p>
          </table:table-cell>
          <table:table-cell table:style-name="Tabelle1.B2" office:value-type="string">
            <text:p text:style-name="P4">Resets the SVG-Image to </text:p>
            <text:p text:style-name="P4">the current canvas size.</text:p>
          </table:table-cell>
        </table:table-row>
      </table:table>
      <text:p text:style-name="Text_20_body"/>
      <table:table table:name="Tabelle2" table:style-name="Tabelle2">
        <table:table-column table:style-name="Tabelle2.A" table:number-columns-repeated="2"/>
        <table:table-header-rows>
          <table:table-row>
            <table:table-cell table:style-name="Tabelle2.A1" table:number-columns-spanned="2" office:value-type="string">
              <text:p text:style-name="P2">KEV specific interactions</text:p>
            </table:table-cell>
            <table:covered-table-cell/>
          </table:table-row>
        </table:table-header-rows>
        <table:table-row>
          <table:table-cell table:style-name="Tabelle2.A2" office:value-type="string">
            <text:p text:style-name="P5">SHIFT + ALT + MOUSEBUTTON_RIGHTCLICK</text:p>
          </table:table-cell>
          <table:table-cell table:style-name="Tabelle2.B2" office:value-type="string">
            <text:p text:style-name="P4">Saves the current SVG-Image to a project called (KEV_SVG_FILEDUMP) into the folder „images“ - might be useful for documentation or analyza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8T10:48:21.45</meta:creation-date>
    <dc:date>2010-02-18T11:19:35.91</dc:date>
    <meta:editing-duration>PT00H15M02S</meta:editing-duration>
    <meta:editing-cycles>5</meta:editing-cycles>
    <meta:generator>OpenOffice.org/3.1$Win32 OpenOffice.org_project/310m19$Build-9420</meta:generator>
    <meta:document-statistic meta:table-count="2" meta:image-count="0" meta:object-count="0" meta:page-count="1" meta:paragraph-count="18" meta:word-count="94" meta:character-count="686"/>
  </office:meta>
</office:document-meta>
</file>